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663" officeooo:paragraph-rsid="00199663"/>
    </style:style>
    <style:style style:name="P2" style:family="paragraph" style:parent-style-name="Standard">
      <style:text-properties officeooo:rsid="001a6059" officeooo:paragraph-rsid="001a6059"/>
    </style:style>
    <style:style style:name="P3" style:family="paragraph" style:parent-style-name="Standard">
      <style:text-properties officeooo:rsid="00199663" officeooo:paragraph-rsid="001c3e55"/>
    </style:style>
    <style:style style:name="P4" style:family="paragraph" style:parent-style-name="Standard">
      <style:text-properties officeooo:rsid="00199663" officeooo:paragraph-rsid="00199663"/>
    </style:style>
    <style:style style:name="P5" style:family="paragraph" style:parent-style-name="Standard" style:list-style-name="L1">
      <style:text-properties officeooo:rsid="001c3e55" officeooo:paragraph-rsid="001c3e55"/>
    </style:style>
    <style:style style:name="P6" style:family="paragraph" style:parent-style-name="Standard" style:list-style-name="L2">
      <style:text-properties officeooo:rsid="001c3e55" officeooo:paragraph-rsid="001c3e55"/>
    </style:style>
    <style:style style:name="P7" style:family="paragraph" style:parent-style-name="Standard">
      <style:text-properties officeooo:rsid="001c3e55" officeooo:paragraph-rsid="001c3e55"/>
    </style:style>
    <style:style style:name="P8" style:family="paragraph" style:parent-style-name="Standard" style:list-style-name="L3">
      <style:text-properties officeooo:rsid="001c3e55" officeooo:paragraph-rsid="001c3e55"/>
    </style:style>
    <style:style style:name="P9" style:family="paragraph" style:parent-style-name="Standard" style:list-style-name="L4">
      <style:text-properties officeooo:rsid="001c3e55" officeooo:paragraph-rsid="001c3e55"/>
    </style:style>
    <style:style style:name="P10" style:family="paragraph" style:parent-style-name="Standard" style:list-style-name="L5">
      <style:text-properties officeooo:rsid="001c3e55" officeooo:paragraph-rsid="001c3e55"/>
    </style:style>
    <style:style style:name="P11" style:family="paragraph" style:parent-style-name="Standard">
      <style:text-properties officeooo:rsid="001a6059" officeooo:paragraph-rsid="001a6059"/>
    </style:style>
    <style:style style:name="P12" style:family="paragraph" style:parent-style-name="Standard" style:list-style-name="L2">
      <style:text-properties officeooo:rsid="001d5922" officeooo:paragraph-rsid="001d5922"/>
    </style:style>
    <style:style style:name="T1" style:family="text">
      <style:text-properties officeooo:rsid="001c3e55"/>
    </style:style>
    <style:style style:name="T2" style:family="text">
      <style:text-properties officeooo:rsid="001d59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storie:<text:span text:style-name="T1">As a Continuous Delivery Software I need a update mechanism to update myself</text:span></text:p>
      <text:p text:style-name="P1">Tasks:</text:p>
      <text:list xml:id="list7498174440921677396" text:style-name="L1">
        <text:list-item>
          <text:p text:style-name="P5">Develop upgrade assistant</text:p>
        </text:list-item>
        <text:list-item>
          <text:p text:style-name="P5">Create update checker</text:p>
        </text:list-item>
      </text:list>
      <text:p text:style-name="P1"/>
      <text:p text:style-name="P1">Test tasks:</text:p>
      <text:list xml:id="list6138097830031875602" text:style-name="L2">
        <text:list-item>
          <text:p text:style-name="P6">Check if URL is avaliable</text:p>
        </text:list-item>
        <text:list-item>
          <text:p text:style-name="P12">Check version on the file</text:p>
        </text:list-item>
      </text:list>
      <text:p text:style-name="P7"/>
      <text:p text:style-name="P2">AC: <text:span text:style-name="T1">The updater must update to the next version of the software.</text:span></text:p>
      <text:p text:style-name="P2"><text:span text:style-name="T1"/></text:p>
      <text:p text:style-name="P1">Related features:</text:p>
      <text:list xml:id="list6658750474966418604" text:style-name="L5">
        <text:list-item>
          <text:p text:style-name="P10">Smoke test</text:p>
        </text:list-item>
        <text:list-item>
          <text:p text:style-name="P10">Preference system</text:p>
        </text:list-item>
      </text:list>
      <text:p text:style-name="P1"/>
      <text:p text:style-name="P1">Related data:</text:p>
      <text:list xml:id="list6236157608450690485" text:style-name="L3">
        <text:list-item>
          <text:p text:style-name="P8">All</text:p>
        </text:list-item>
      </text:list>
      <text:p text:style-name="P7"/>
      <text:p text:style-name="P1">Extern resurces: (prototypes, diagramns, ...):</text:p>
      <text:list xml:id="list1910787537808663804" text:style-name="L4">
        <text:list-item>
          <text:p text:style-name="P9">Repository <text:span text:style-name="T2">of binari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0.4$Windows_x86 LibreOffice_project/89ea49ddacd9aa532507cbf852f2bb22b1ace28</meta:generator>
    <dc:date>2014-12-11T18:52:09.298000000</dc:date>
    <dc:creator>Jonas Mayer</dc:creator>
    <meta:document-statistic meta:table-count="0" meta:image-count="0" meta:object-count="0" meta:page-count="1" meta:paragraph-count="15" meta:word-count="70" meta:character-count="401" meta:non-whitespace-character-count="354"/>
    <meta:user-defined meta:name="Info 1"/>
    <meta:user-defined meta:name="Info 2"/>
    <meta:user-defined meta:name="Info 3"/>
    <meta:user-defined meta:name="Info 4"/>
  </office:meta>
</office:document-meta>
</file>